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3b57"/>
    </style:style>
    <style:style style:name="P2" style:family="paragraph" style:parent-style-name="Standard">
      <style:text-properties officeooo:paragraph-rsid="000d3b57"/>
    </style:style>
    <style:style style:name="T1" style:family="text">
      <style:text-properties officeooo:rsid="0013f28c"/>
    </style:style>
    <style:style style:name="T2" style:family="text">
      <style:text-properties officeooo:rsid="00152572"/>
    </style:style>
    <style:style style:name="T3" style:family="text">
      <style:text-properties officeooo:rsid="0016b1a6"/>
    </style:style>
    <style:style style:name="T4" style:family="text">
      <style:text-properties officeooo:rsid="00175250"/>
    </style:style>
    <style:style style:name="T5" style:family="text">
      <style:text-properties officeooo:rsid="0019a498"/>
    </style:style>
    <style:style style:name="T6" style:family="text">
      <style:text-properties officeooo:rsid="001d5ffc"/>
    </style:style>
    <style:style style:name="T7" style:family="text">
      <style:text-properties officeooo:rsid="001ed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T /api/username/:username: "Returns the user specified by usernam<text:span text:style-name="T1">e</text:span></text:p>
      <text:p text:style-name="Standard"/>
      <text:p text:style-name="P1">POST /api/topics/:topic_slug/articles: "Posts a new article to the topic specified in :topic_slug (Post should send a JSON object with title, body and created_by keys - created_by will eventually be handled through the frontend component, for now it requires the user_id)",</text:p>
      <text:p text:style-name="P1"/>
      <text:p text:style-name="P1">## Checklist for Northocoders News Front End</text:p>
      <text:p text:style-name="P1"/>
      <text:p text:style-name="P1">---</text:p>
      <text:p text:style-name="P1"/>
      <text:p text:style-name="P1">### Functionality</text:p>
      <text:p text:style-name="P1"/>
      <text:p text:style-name="P1">- [Y] Topics load only relevant articles</text:p>
      <text:p text:style-name="P1">- [Y] Articles served with comments</text:p>
      <text:p text:style-name="P1">- [Y] Votes are persistent</text:p>
      <text:p text:style-name="P1">- [<text:span text:style-name="T2">Y</text:span>] New comments are persistent</text:p>
      <text:p text:style-name="P1">- [<text:span text:style-name="T2">Y</text:span>] Deleted comments don’t re-appear on re-render/refresh</text:p>
      <text:p text:style-name="P1">- [?] State should be minimal</text:p>
      <text:p text:style-name="P1">- [<text:span text:style-name="T2">Y</text:span>] Values of state should have the same initial value of the same data type as what they will be when updated</text:p>
      <text:p text:style-name="P1">- [?] Components should be made as reusable as possible</text:p>
      <text:p text:style-name="P1"/>
      <text:p text:style-name="P1">### General</text:p>
      <text:p text:style-name="P1"/>
      <text:p text:style-name="P1">- [<text:span text:style-name="T6">N</text:span> ] README clear and instructions accurate</text:p>
      <text:p text:style-name="P1">- [ <text:span text:style-name="T6">N</text:span>] specifies minimum versions</text:p>
      <text:p text:style-name="P1">- [ <text:span text:style-name="T6">N</text:span>] Package.json includes dependencies</text:p>
      <text:p text:style-name="P1">- [<text:span text:style-name="T5">Y</text:span>] Node modules ignored</text:p>
      <text:p text:style-name="P1">- [ ?] Functional components used where possible</text:p>
      <text:p text:style-name="P1">- [ <text:span text:style-name="T6">N</text:span>] No errors in the console</text:p>
      <text:p text:style-name="P1">- [ <text:span text:style-name="T6">N</text:span>] Deployed</text:p>
      <text:p text:style-name="P1"/>
      <text:p text:style-name="P1">### UX</text:p>
      <text:p text:style-name="P1"/>
      <text:p text:style-name="P1">- [ <text:span text:style-name="T6">Y</text:span>] Basic styling added</text:p>
      <text:p text:style-name="P1">- [ <text:span text:style-name="T7">Y</text:span>] Responsive design<text:tab/>- <text:span text:style-name="T3">media queries</text:span></text:p>
      <text:p text:style-name="P1">- [ <text:span text:style-name="T6">Y</text:span>] Items aligned</text:p>
      <text:p text:style-name="P1">- [ <text:span text:style-name="T6">Y</text:span>] Content legible (not too wide, obstructed, etc)</text:p>
      <text:p text:style-name="P1">- [ <text:span text:style-name="T6">Y</text:span>] Refreshing doesn’t cause an issue on sub-pages</text:p>
      <text:p text:style-name="P1">- [ <text:span text:style-name="T7">Y</text:span>] Error pag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9:07:22.047126704</meta:creation-date>
    <dc:date>2018-06-29T17:19:22.056992061</dc:date>
    <meta:editing-duration>PT4H2M5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8" meta:word-count="222" meta:character-count="1261" meta:non-whitespace-character-count="1067"/>
  </office:meta>
</office:document-meta>
</file>